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7.63mm"/>
    </style:style>
    <style:style style:name="co3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op-list" table:style-name="ta1">
        <table:table-column table:style-name="co1" table:default-cell-style-name="ce4"/>
        <table:table-column table:style-name="co2" table:default-cell-style-name="Default"/>
        <table:table-column table:style-name="co1" table:default-cell-style-name="Default"/>
        <table:table-column table:style-name="co3" table:default-cell-style-name="ce1"/>
        <table:table-column table:style-name="co1" table:default-cell-style-name="Default"/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S.No</text:p>
          </table:table-cell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Prepared by</text:p>
          </table:table-cell>
          <table:table-cell table:style-name="ce2" office:value-type="string" calcext:value-type="string">
            <text:p>Expt Duration</text:p>
          </table:table-cell>
          <table:table-cell table:style-name="ce2" office:value-type="string" calcext:value-type="string">
            <text:p>Status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FS (EFS mounting to multiple EC2 Instances)</text:p>
          </table:table-cell>
          <table:table-cell table:style-name="ce1" office:value-type="string" calcext:value-type="string">
            <text:p>Sreedhar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3 (restricting users to acces to s3 bucket)</text:p>
          </table:table-cell>
          <table:table-cell table:style-name="ce1" office:value-type="string" calcext:value-type="string">
            <text:p>Raghuram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enkins (Instanllations and configurations)</text:p>
          </table:table-cell>
          <table:table-cell office:value-type="string" calcext:value-type="string">
            <text:p>Sreedhar</text:p>
          </table:table-cell>
          <table:table-cell office:value-type="date" office:date-value="2018-09-21" calcext:value-type="date">
            <text:p>21/09/18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omcat and Maven (Installatiion and Configuration)</text:p>
          </table:table-cell>
          <table:table-cell office:value-type="string" calcext:value-type="string">
            <text:p>Raghuram</text:p>
          </table:table-cell>
          <table:table-cell office:value-type="date" office:date-value="2018-09-21" calcext:value-type="date">
            <text:p>21/09/18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pache and Tomcat Integration (Mod_Proxy)</text:p>
          </table:table-cell>
          <table:table-cell office:value-type="string" calcext:value-type="string">
            <text:p>Sreedhar</text:p>
          </table:table-cell>
          <table:table-cell office:value-type="date" office:date-value="2018-09-24" calcext:value-type="date">
            <text:p>24/09/1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ICD (Sample Project )</text:p>
          </table:table-cell>
          <table:table-cell office:value-type="string" calcext:value-type="string">
            <text:p>Raghuram</text:p>
          </table:table-cell>
          <table:table-cell office:value-type="date" office:date-value="2018-09-28" calcext:value-type="date">
            <text:p>28/09/1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NS hosting </text:p>
          </table:table-cell>
          <table:table-cell office:value-type="string" calcext:value-type="string">
            <text:p>Sreedhar</text:p>
          </table:table-cell>
          <table:table-cell office:value-type="date" office:date-value="2018-09-25" calcext:value-type="date">
            <text:p>25/09/1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ad Balancer (LB with multiple instances)</text:p>
          </table:table-cell>
          <table:table-cell office:value-type="string" calcext:value-type="string">
            <text:p>Raghuram</text:p>
          </table:table-cell>
          <table:table-cell office:value-type="date" office:date-value="2018-09-24" calcext:value-type="date">
            <text:p>24/09/1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DS(installation and configuration)</text:p>
          </table:table-cell>
          <table:table-cell office:value-type="string" calcext:value-type="string">
            <text:p>Sreedhar</text:p>
          </table:table-cell>
          <table:table-cell office:value-type="date" office:date-value="2018-09-26" calcext:value-type="date">
            <text:p>26/09/1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AM (users, roles,custom polocies)</text:p>
          </table:table-cell>
          <table:table-cell office:value-type="string" calcext:value-type="string">
            <text:p>Raghuram</text:p>
          </table:table-cell>
          <table:table-cell office:value-type="date" office:date-value="2018-09-26" calcext:value-type="date">
            <text:p>26/09/1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SL (configuration)</text:p>
          </table:table-cell>
          <table:table-cell office:value-type="string" calcext:value-type="string">
            <text:p>Sreedhar</text:p>
          </table:table-cell>
          <table:table-cell office:value-type="date" office:date-value="2018-09-28" calcext:value-type="date">
            <text:p>28/09/1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mda (start,stop and creating snapshot through lamda)</text:p>
          </table:table-cell>
          <table:table-cell office:value-type="string" calcext:value-type="string">
            <text:p>Raghuram</text:p>
          </table:table-cell>
          <table:table-cell office:value-type="date" office:date-value="2018-09-25" calcext:value-type="date">
            <text:p>25/09/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4">00/00/0000</text:date>, <text:time style:data-style-name="N2" text:time-value="12:22:35.5297746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18:34:58.339035483</meta:creation-date>
    <dc:date>2018-09-24T12:25:20.900559332</dc:date>
    <meta:editing-duration>PT1H2M12S</meta:editing-duration>
    <meta:editing-cycles>25</meta:editing-cycles>
    <meta:generator>LibreOffice/6.0.3.2$Linux_X86_64 LibreOffice_project/00m0$Build-2</meta:generator>
    <meta:document-statistic meta:table-count="1" meta:cell-count="57" meta:object-count="0"/>
  </office:meta>
</office:document-meta>
</file>